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5fa2" officeooo:paragraph-rsid="00185fa2"/>
    </style:style>
    <style:style style:name="P2" style:family="paragraph" style:parent-style-name="Standard">
      <style:paragraph-properties fo:text-align="start" style:justify-single-word="false"/>
      <style:text-properties officeooo:rsid="00185fa2" officeooo:paragraph-rsid="001874a9"/>
    </style:style>
    <style:style style:name="T1" style:family="text">
      <style:text-properties officeooo:rsid="00187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ão de Requisitos – ER</text:p>
      <text:p text:style-name="P1"/>
      <text:p text:style-name="P1">Sistema da Delicias Gourmet</text:p>
      <text:p text:style-name="P1"/>
      <text:p text:style-name="P1">1 - Descrição Textual:</text:p>
      <text:p text:style-name="P1"/>
      <text:p text:style-name="P1">Em uma indústria alimentícia chamada “Delícias Gourmet”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1"/>
      <text:p text:style-name="P1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1"/>
      <text:p text:style-name="P1">Maria, a supervisora de estoque, trabalha em conjunto com João. Ela é responsável por gerenciar o</text:p>
      <text:p text:style-name="P1">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1"/>
      <text:p text:style-name="P1">Dentro da fábrica, Pedro, o coordenador de produção, coordena a utilização dos ingredientes e materiais no processo de fabricação. Ele colabora com Maria para garantir que os itens necessários sejam entregues no momento</text:p>
      <text:p text:style-name="P1">certo e na quantidade adequada. Pedro também trabalha com os líderes de cada linha de produção para planejar e otimizar a utilização dos materiais.</text:p>
      <text:p text:style-name="P1"/>
      <text:p text:style-name="P1"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1"/>
      <text:p text:style-name="P1"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1"/>
      <text:p text:style-name="P1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“Delícias Gourmet” mantenha sua reputação de qualidade e satisfação do cliente.</text:p>
      <text:p text:style-name="P1"/>
      <text:p text:style-name="P1">2- O que o sistema deve fazer (funções básicas):</text:p>
      <text:p text:style-name="P1">Ref.<text:tab/><text:tab/><text:tab/><text:tab/><text:span text:style-name="T1">Função<text:tab/><text:tab/><text:tab/><text:tab/><text:tab/>Categoria</text:span></text:p>
      <text:p text:style-name="P2">R1.1<text:tab/> <text:s text:c="2"/><text:tab/><text:span text:style-name="T1">Registrar compras de ingredientes<text:tab/><text:tab/><text:tab/>Evidente</text:span></text:p>
      <text:p text:style-name="P2"><text:span text:style-name="T1">R1.2</text:span><text:tab/><text:tab/><text:span text:style-name="T1">Resgistrar uso de produtos<text:tab/><text:tab/><text:tab/><text:tab/>Evidente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38:10.345000385</meta:creation-date>
    <dc:date>2023-04-26T21:52:18.096178850</dc:date>
    <meta:editing-duration>PT3M57S</meta:editing-duration>
    <meta:editing-cycles>1</meta:editing-cycles>
    <meta:document-statistic meta:table-count="0" meta:image-count="0" meta:object-count="0" meta:page-count="1" meta:paragraph-count="16" meta:word-count="420" meta:character-count="2785" meta:non-whitespace-character-count="2362"/>
    <meta:generator>LibreOffice/7.3.7.2$Linux_X86_64 LibreOffice_project/30$Build-2</meta:generator>
  </office:meta>
</office:document-meta>
</file>